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7a229" officeooo:paragraph-rsid="0017a229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officeooo:rsid="001b2da6" officeooo:paragraph-rsid="001b2da6" style:font-name-asian="Ubuntu1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1" style:font-style-asian="italic" style:font-name-complex="Ubuntu1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1" style:font-style-asian="italic" style:font-name-complex="Ubuntu1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1" style:font-style-asian="normal" style:font-weight-asian="bold" style:font-name-complex="Ubuntu1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fo:font-weight="bold" officeooo:rsid="001b2da6" officeooo:paragraph-rsid="001b2da6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a312" officeooo:paragraph-rsid="001ba312" style:font-name-asian="Ubuntu1" style:font-style-asian="normal" style:font-name-complex="Ubuntu1" style:font-style-complex="normal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4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1" style:font-style-asian="normal" style:font-name-complex="Ubuntu1" style:font-style-complex="normal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01d689f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30767" officeooo:paragraph-rsid="00130767" style:font-name-asian="Ubuntu1" style:font-name-complex="Ubuntu1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b2da6" officeooo:paragraph-rsid="001b2da6" style:font-name-asian="Ubuntu1" style:font-name-complex="Ubuntu1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b2da6" officeooo:paragraph-rsid="001b2da6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weight="bold" officeooo:rsid="00130767" style:font-name-asian="Ubuntu1" style:font-size-asian="14pt" style:font-weight-asian="bold" style:font-name-complex="Ubuntu1" style:font-size-complex="14pt"/>
    </style:style>
    <style:style style:name="T3" style:family="text">
      <style:text-properties fo:color="#cd003a" style:font-name="Ubuntu" fo:font-size="14pt" fo:font-weight="bold" officeooo:rsid="001b2da6" style:font-name-asian="Ubuntu1" style:font-size-asian="14pt" style:font-weight-asian="bold" style:font-name-complex="Ubuntu1" style:font-size-complex="14pt"/>
    </style:style>
    <style:style style:name="T4" style:family="text">
      <style:text-properties fo:color="#cd003a" style:font-name="Ubuntu" fo:font-size="14pt" fo:font-style="italic" fo:font-weight="bold" officeooo:rsid="001b2da6" style:font-name-asian="Ubuntu1" style:font-size-asian="14pt" style:font-style-asian="italic" style:font-weight-asian="bold" style:font-name-complex="Ubuntu1" style:font-size-complex="14pt"/>
    </style:style>
    <style:style style:name="T5" style:family="text">
      <style:text-properties fo:color="#cd003a" style:font-name="Ubuntu" fo:font-weight="bold" style:font-name-asian="Ubuntu1" style:font-weight-asian="bold" style:font-name-complex="Ubuntu1"/>
    </style:style>
    <style:style style:name="T6" style:family="text">
      <style:text-properties fo:color="#cd003a" style:font-name="Ubuntu" fo:font-weight="bold" officeooo:rsid="00130767" style:font-name-asian="Ubuntu1" style:font-weight-asian="bold" style:font-name-complex="Ubuntu1"/>
    </style:style>
    <style:style style:name="T7" style:family="text">
      <style:text-properties fo:color="#cd003a" style:font-name="Ubuntu" fo:font-weight="bold" fo:background-color="#ffff00" loext:char-shading-value="0" style:font-name-asian="Ubuntu1" style:font-weight-asian="bold" style:font-name-complex="Ubuntu1"/>
    </style:style>
    <style:style style:name="T8" style:family="text">
      <style:text-properties style:font-name="Ubuntu" style:font-name-asian="Ubuntu1" style:font-name-complex="Ubuntu1"/>
    </style:style>
    <style:style style:name="T9" style:family="text">
      <style:text-properties style:font-name="Ubuntu" fo:font-style="italic" style:font-name-asian="Ubuntu1" style:font-style-asian="italic" style:font-name-complex="Ubuntu1"/>
    </style:style>
    <style:style style:name="T10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11" style:family="text">
      <style:text-properties style:font-name="Ubuntu" fo:font-style="italic" fo:background-color="transparent" loext:char-shading-value="0" style:font-name-asian="Ubuntu1" style:font-style-asian="italic" style:font-name-complex="Ubuntu1"/>
    </style:style>
    <style:style style:name="T12" style:family="text">
      <style:text-properties style:font-name="Ubuntu" fo:font-style="normal" officeooo:rsid="00130767" style:font-name-asian="Ubuntu1" style:font-style-asian="normal" style:font-name-complex="Ubuntu1" style:font-style-complex="normal"/>
    </style:style>
    <style:style style:name="T13" style:family="text">
      <style:text-properties style:font-name="Ubuntu" fo:background-color="#ffff00" loext:char-shading-value="0" style:font-name-asian="Ubuntu1" style:font-name-complex="Ubuntu1"/>
    </style:style>
    <style:style style:name="T14" style:family="text">
      <style:text-properties style:font-name="Ubuntu" fo:background-color="transparent" loext:char-shading-value="0" style:font-name-asian="Ubuntu1" style:font-name-complex="Ubuntu1"/>
    </style:style>
    <style:style style:name="T15" style:family="text">
      <style:text-properties officeooo:rsid="0017a229"/>
    </style:style>
    <style:style style:name="T16" style:family="text">
      <style:text-properties officeooo:rsid="001b2da6"/>
    </style:style>
    <style:style style:name="T17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1" style:font-style-asian="italic" style:font-name-complex="Ubuntu1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1" style:font-style-asian="italic" style:font-name-complex="Ubuntu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Exo</text:span><text:span text:style-name="T1">#</text:span><text:span text:style-name="T3">3</text:span><text:span text:style-name="T1"> </text:span><text:span text:style-name="T4">CarteDeVisite</text:span></text:p>
      <text:p text:style-name="P2"/>
      <text:p text:style-name="P5">Objectifs</text:p>
      <text:list xml:id="list7964902207454039211" text:style-name="WWNum1">
        <text:list-item>
          <text:p text:style-name="P17">R<text:span text:style-name="T16">éaliser sa carte de visite</text:span></text:p>
        </text:list-item>
        <text:list-item>
          <text:p text:style-name="P18">Effectuer un premier pas vers l’insertion pro</text:p>
        </text:list-item>
      </text:list>
      <text:p text:style-name="P2"/>
      <text:p text:style-name="P5">Contexte</text:p>
      <text:p text:style-name="P4">Vous serez bientôt des pros du web alors commencez à réfléchir aux outils qui vous y aideront.</text:p>
      <text:p text:style-name="P2"/>
      <text:p text:style-name="P5">Intention</text:p>
      <text:p text:style-name="P3">Utilis<text:span text:style-name="T16">er HTML/CSS pour se projeter dans son futur métier.</text:span></text:p>
      <text:p text:style-name="P2"/>
      <text:p text:style-name="P5">Compétence.s concernée.s</text:p>
      <text:list xml:id="list4940000215174732150" text:style-name="WWNum4">
        <text:list-item>
          <text:p text:style-name="P19">C1 : Maquetter une application</text:p>
        </text:list-item>
        <text:list-item>
          <text:p text:style-name="P19">C4 : Développer une interface utilisateur</text:p>
        </text:list-item>
      </text:list>
      <text:p text:style-name="P2"/>
      <text:p text:style-name="P5">Critères de réussite</text:p>
      <text:list xml:id="list9088310095963367324" text:style-name="WWNum3">
        <text:list-item>
          <text:p text:style-name="P20">Le code est indenté et lisible.</text:p>
        </text:list-item>
        <text:list-item>
          <text:p text:style-name="P20">Il n’y a pas d’erreurs dans le code. </text:p>
        </text:list-item>
        <text:list-item>
          <text:p text:style-name="P22">La carte de visite ne pique pas les yeux.</text:p>
        </text:list-item>
      </text:list>
      <text:p text:style-name="P2"/>
      <text:p text:style-name="P5">Livrable.s</text:p>
      <text:list xml:id="list2683317449514508169" text:style-name="WWNum2">
        <text:list-item>
          <text:p text:style-name="P21">Le projet zippé, comprenant <text:span text:style-name="T15">l’ensemble des fichiers nécessaires pour visualiser la page sur n’importe quel poste.</text:span></text:p>
        </text:list-item>
      </text:list>
      <text:p text:style-name="P2"/>
      <text:p text:style-name="P1"><text:span text:style-name="T5">DeadLine </text:span><text:span text:style-name="T7">01.01</text:span><text:span text:style-name="T5">.201</text:span><text:span text:style-name="T6">8</text:span><text:span text:style-name="T5"> </text:span><text:span text:style-name="T6">à 23h59</text:span></text:p>
      <text:p text:style-name="P6"/>
      <text:p text:style-name="P16"><text:span text:style-name="T14">A envoyer par mail :</text:span><text:span text:style-name="T11"> </text:span><text:span text:style-name="T17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8">simplon_stgau_formateurs@framalistes.org</text:span></text:a></text:p>
      <text:p text:style-name="P2"/>
      <text:p text:style-name="P4">Travail individuel.</text:p>
      <text:p text:style-name="P2"/>
      <text:p text:style-name="P5">Réalisation attendues</text:p>
      <text:p text:style-name="P11">Commencez par réfléchir à l’apparence de votre carte de visite. </text:p>
      <text:p text:style-name="P11">Pour cela, rien de mieux que de gribouiller sur papier. </text:p>
      <text:p text:style-name="P11">Ensuite, transcrivez le contenu dans un fichier HTML.</text:p>
      <text:p text:style-name="P11">Enfin, liez ce fichier à un fichier CSS qui assurera la mise en forme de tout ça.</text:p>
      <text:p text:style-name="P11"/>
      <text:p text:style-name="P10">Conseils</text:p>
      <text:p text:style-name="P11">Commencez par faire simple avant de faire compliqué.</text:p>
      <text:p text:style-name="P11">Réfléchissez avant de coder.</text:p>
      <text:p text:style-name="P12">Lisible &gt; original.</text:p>
      <text:p text:style-name="P8"/>
      <text:p text:style-name="P9">Bonus</text:p>
      <text:list xml:id="list64579645297389607" text:style-name="L1">
        <text:list-item>
          <text:p text:style-name="P14">La <text:span text:style-name="T16">carte de visite</text:span> doit être visible sur internet.</text:p>
        </text:list-item>
        <text:list-item>
          <text:p text:style-name="P15">Est-elle imprimable ?</text:p>
        </text:list-item>
        <text:list-item>
          <text:p text:style-name="P15">Qu’est-ce-qui la différencie de celle de mes camarades ?</text:p>
        </text:list-item>
      </text:list>
      <text:p text:style-name="P2"/>
      <text:p text:style-name="P5"><text:soft-page-break/>Contraintes</text:p>
      <text:p text:style-name="P7">L<text:span text:style-name="T16">e format d’une carte de visite est particulier mais elle doit rester lisible malgré t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19:12.129652830</dc:date>
    <meta:editing-duration>PT31M1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23" meta:character-count="1352" meta:non-whitespace-character-count="1171"/>
  </office:meta>
</office:document-meta>
</file>